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.58mm"/>
    </style:style>
    <style:style style:name="co2" style:family="table-column">
      <style:table-column-properties fo:break-before="auto" style:column-width="29.3mm"/>
    </style:style>
    <style:style style:name="co3" style:family="table-column">
      <style:table-column-properties fo:break-before="auto" style:column-width="43.64mm"/>
    </style:style>
    <style:style style:name="co4" style:family="table-column">
      <style:table-column-properties fo:break-before="auto" style:column-width="42.32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roundtruth_labels_CS-AI-IS_C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ass no</text:p>
          </table:table-cell>
          <table:table-cell table:style-name="ce1" office:value-type="string" calcext:value-type="string">
            <text:p>class label</text:p>
          </table:table-cell>
          <table:table-cell office:value-type="string" calcext:value-type="string">
            <text:p>class name 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information systems</text:p>
          </table:table-cell>
          <table:table-cell office:value-type="string" calcext:value-type="string">
            <text:p>Computer science, information system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rtificial intelligence</text:p>
          </table:table-cell>
          <table:table-cell office:value-type="string" calcext:value-type="string">
            <text:p>Computer Science, artificial intelligenc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linical neurology</text:p>
          </table:table-cell>
          <table:table-cell office:value-type="string" calcext:value-type="string">
            <text:p>Clinical neurology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 need to edit this colum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ss number</text:p>
          </table:table-cell>
          <table:table-cell table:style-name="ce2" office:value-type="string" calcext:value-type="string">
            <text:p>Class label(DON'T EDIT)</text:p>
          </table:table-cell>
          <table:table-cell table:style-name="ce2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ry me</text:p>
          </table:table-cell>
          <table:table-cell table:formula="of:=IF([.B10]=[.$A$2]; [.$B$2]; IF([.B10]=[.$A$3]; [.$B$3]; IF([.B10]=[.$A$4]; [.$B$4]; [.B10])))" office:value-type="string" office:string-value="try me" calcext:value-type="string">
            <text:p>try 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No 0, 1 or 2 here</text:p>
          </table:table-cell>
          <table:table-cell table:formula="of:=IF([.B11]=[.$A$2]; [.$B$2]; IF([.B11]=[.$A$3]; [.$B$3]; IF([.B11]=[.$A$4]; [.$B$4]; [.B11])))" office:value-type="string" office:string-value="No 0, 1 or 2 here" calcext:value-type="string">
            <text:p>No 0, 1 or 2 here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defined</text:p>
          </table:table-cell>
          <table:table-cell table:formula="of:=IF([.B12]=[.$A$2]; [.$B$2]; IF([.B12]=[.$A$3]; [.$B$3]; IF([.B12]=[.$A$4]; [.$B$4]; [.B12])))" office:value-type="string" office:string-value="undefined" calcext:value-type="string">
            <text:p>undefined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ndefined</text:p>
          </table:table-cell>
          <table:table-cell table:formula="of:=IF([.B13]=[.$A$2]; [.$B$2]; IF([.B13]=[.$A$3]; [.$B$3]; IF([.B13]=[.$A$4]; [.$B$4]; [.B13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ndefined</text:p>
          </table:table-cell>
          <table:table-cell table:formula="of:=IF([.B14]=[.$A$2]; [.$B$2]; IF([.B14]=[.$A$3]; [.$B$3]; IF([.B14]=[.$A$4]; [.$B$4]; [.B14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ndefined</text:p>
          </table:table-cell>
          <table:table-cell table:formula="of:=IF([.B15]=[.$A$2]; [.$B$2]; IF([.B15]=[.$A$3]; [.$B$3]; IF([.B15]=[.$A$4]; [.$B$4]; [.B15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ndefined</text:p>
          </table:table-cell>
          <table:table-cell table:formula="of:=IF([.B16]=[.$A$2]; [.$B$2]; IF([.B16]=[.$A$3]; [.$B$3]; IF([.B16]=[.$A$4]; [.$B$4]; [.B16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ndefined</text:p>
          </table:table-cell>
          <table:table-cell table:formula="of:=IF([.B17]=[.$A$2]; [.$B$2]; IF([.B17]=[.$A$3]; [.$B$3]; IF([.B17]=[.$A$4]; [.$B$4]; [.B17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undefined</text:p>
          </table:table-cell>
          <table:table-cell table:formula="of:=IF([.B18]=[.$A$2]; [.$B$2]; IF([.B18]=[.$A$3]; [.$B$3]; IF([.B18]=[.$A$4]; [.$B$4]; [.B18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ndefined</text:p>
          </table:table-cell>
          <table:table-cell table:formula="of:=IF([.B19]=[.$A$2]; [.$B$2]; IF([.B19]=[.$A$3]; [.$B$3]; IF([.B19]=[.$A$4]; [.$B$4]; [.B19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undefined</text:p>
          </table:table-cell>
          <table:table-cell table:formula="of:=IF([.B20]=[.$A$2]; [.$B$2]; IF([.B20]=[.$A$3]; [.$B$3]; IF([.B20]=[.$A$4]; [.$B$4]; [.B20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undefined</text:p>
          </table:table-cell>
          <table:table-cell table:formula="of:=IF([.B21]=[.$A$2]; [.$B$2]; IF([.B21]=[.$A$3]; [.$B$3]; IF([.B21]=[.$A$4]; [.$B$4]; [.B21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ndefined</text:p>
          </table:table-cell>
          <table:table-cell table:formula="of:=IF([.B22]=[.$A$2]; [.$B$2]; IF([.B22]=[.$A$3]; [.$B$3]; IF([.B22]=[.$A$4]; [.$B$4]; [.B22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ndefined</text:p>
          </table:table-cell>
          <table:table-cell table:formula="of:=IF([.B23]=[.$A$2]; [.$B$2]; IF([.B23]=[.$A$3]; [.$B$3]; IF([.B23]=[.$A$4]; [.$B$4]; [.B23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undefined</text:p>
          </table:table-cell>
          <table:table-cell table:formula="of:=IF([.B24]=[.$A$2]; [.$B$2]; IF([.B24]=[.$A$3]; [.$B$3]; IF([.B24]=[.$A$4]; [.$B$4]; [.B24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undefined</text:p>
          </table:table-cell>
          <table:table-cell table:formula="of:=IF([.B25]=[.$A$2]; [.$B$2]; IF([.B25]=[.$A$3]; [.$B$3]; IF([.B25]=[.$A$4]; [.$B$4]; [.B25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defined</text:p>
          </table:table-cell>
          <table:table-cell table:formula="of:=IF([.B26]=[.$A$2]; [.$B$2]; IF([.B26]=[.$A$3]; [.$B$3]; IF([.B26]=[.$A$4]; [.$B$4]; [.B26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defined</text:p>
          </table:table-cell>
          <table:table-cell table:formula="of:=IF([.B27]=[.$A$2]; [.$B$2]; IF([.B27]=[.$A$3]; [.$B$3]; IF([.B27]=[.$A$4]; [.$B$4]; [.B27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undefined</text:p>
          </table:table-cell>
          <table:table-cell table:formula="of:=IF([.B28]=[.$A$2]; [.$B$2]; IF([.B28]=[.$A$3]; [.$B$3]; IF([.B28]=[.$A$4]; [.$B$4]; [.B28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undefined</text:p>
          </table:table-cell>
          <table:table-cell table:formula="of:=IF([.B29]=[.$A$2]; [.$B$2]; IF([.B29]=[.$A$3]; [.$B$3]; IF([.B29]=[.$A$4]; [.$B$4]; [.B29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undefined</text:p>
          </table:table-cell>
          <table:table-cell table:formula="of:=IF([.B30]=[.$A$2]; [.$B$2]; IF([.B30]=[.$A$3]; [.$B$3]; IF([.B30]=[.$A$4]; [.$B$4]; [.B30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undefined</text:p>
          </table:table-cell>
          <table:table-cell table:formula="of:=IF([.B31]=[.$A$2]; [.$B$2]; IF([.B31]=[.$A$3]; [.$B$3]; IF([.B31]=[.$A$4]; [.$B$4]; [.B31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undefined</text:p>
          </table:table-cell>
          <table:table-cell table:formula="of:=IF([.B32]=[.$A$2]; [.$B$2]; IF([.B32]=[.$A$3]; [.$B$3]; IF([.B32]=[.$A$4]; [.$B$4]; [.B32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undefined</text:p>
          </table:table-cell>
          <table:table-cell table:formula="of:=IF([.B33]=[.$A$2]; [.$B$2]; IF([.B33]=[.$A$3]; [.$B$3]; IF([.B33]=[.$A$4]; [.$B$4]; [.B33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undefined</text:p>
          </table:table-cell>
          <table:table-cell table:formula="of:=IF([.B34]=[.$A$2]; [.$B$2]; IF([.B34]=[.$A$3]; [.$B$3]; IF([.B34]=[.$A$4]; [.$B$4]; [.B34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undefined</text:p>
          </table:table-cell>
          <table:table-cell table:formula="of:=IF([.B35]=[.$A$2]; [.$B$2]; IF([.B35]=[.$A$3]; [.$B$3]; IF([.B35]=[.$A$4]; [.$B$4]; [.B35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undefined</text:p>
          </table:table-cell>
          <table:table-cell table:formula="of:=IF([.B36]=[.$A$2]; [.$B$2]; IF([.B36]=[.$A$3]; [.$B$3]; IF([.B36]=[.$A$4]; [.$B$4]; [.B36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undefined</text:p>
          </table:table-cell>
          <table:table-cell table:formula="of:=IF([.B37]=[.$A$2]; [.$B$2]; IF([.B37]=[.$A$3]; [.$B$3]; IF([.B37]=[.$A$4]; [.$B$4]; [.B37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undefined</text:p>
          </table:table-cell>
          <table:table-cell table:formula="of:=IF([.B38]=[.$A$2]; [.$B$2]; IF([.B38]=[.$A$3]; [.$B$3]; IF([.B38]=[.$A$4]; [.$B$4]; [.B38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undefined</text:p>
          </table:table-cell>
          <table:table-cell table:formula="of:=IF([.B39]=[.$A$2]; [.$B$2]; IF([.B39]=[.$A$3]; [.$B$3]; IF([.B39]=[.$A$4]; [.$B$4]; [.B39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undefined</text:p>
          </table:table-cell>
          <table:table-cell table:formula="of:=IF([.B40]=[.$A$2]; [.$B$2]; IF([.B40]=[.$A$3]; [.$B$3]; IF([.B40]=[.$A$4]; [.$B$4]; [.B40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undefined</text:p>
          </table:table-cell>
          <table:table-cell table:formula="of:=IF([.B41]=[.$A$2]; [.$B$2]; IF([.B41]=[.$A$3]; [.$B$3]; IF([.B41]=[.$A$4]; [.$B$4]; [.B41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undefined</text:p>
          </table:table-cell>
          <table:table-cell table:formula="of:=IF([.B42]=[.$A$2]; [.$B$2]; IF([.B42]=[.$A$3]; [.$B$3]; IF([.B42]=[.$A$4]; [.$B$4]; [.B42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undefined</text:p>
          </table:table-cell>
          <table:table-cell table:formula="of:=IF([.B43]=[.$A$2]; [.$B$2]; IF([.B43]=[.$A$3]; [.$B$3]; IF([.B43]=[.$A$4]; [.$B$4]; [.B43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undefined</text:p>
          </table:table-cell>
          <table:table-cell table:formula="of:=IF([.B44]=[.$A$2]; [.$B$2]; IF([.B44]=[.$A$3]; [.$B$3]; IF([.B44]=[.$A$4]; [.$B$4]; [.B44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undefined</text:p>
          </table:table-cell>
          <table:table-cell table:formula="of:=IF([.B45]=[.$A$2]; [.$B$2]; IF([.B45]=[.$A$3]; [.$B$3]; IF([.B45]=[.$A$4]; [.$B$4]; [.B45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undefined</text:p>
          </table:table-cell>
          <table:table-cell table:formula="of:=IF([.B46]=[.$A$2]; [.$B$2]; IF([.B46]=[.$A$3]; [.$B$3]; IF([.B46]=[.$A$4]; [.$B$4]; [.B46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undefined</text:p>
          </table:table-cell>
          <table:table-cell table:formula="of:=IF([.B47]=[.$A$2]; [.$B$2]; IF([.B47]=[.$A$3]; [.$B$3]; IF([.B47]=[.$A$4]; [.$B$4]; [.B47])))" office:value-type="string" office:string-value="undefined" calcext:value-type="string">
            <text:p>undefined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undefined</text:p>
          </table:table-cell>
          <table:table-cell table:formula="of:=IF([.B48]=[.$A$2]; [.$B$2]; IF([.B48]=[.$A$3]; [.$B$3]; IF([.B48]=[.$A$4]; [.$B$4]; [.B48])))" office:value-type="string" office:string-value="undefined" calcext:value-type="string">
            <text:p>undefined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groundtruth_labels_CS-AI-IS_CN'.A9:'groundtruth_labels_CS-AI-IS_CN'.F530">
          <table:sort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$Build-3</meta:generator>
    <dc:date>2020-02-22T21:48:54.418403414</dc:date>
    <dc:creator>Juho Lehtonen</dc:creator>
    <meta:editing-duration>PT56M56S</meta:editing-duration>
    <meta:editing-cycles>9</meta:editing-cycles>
    <meta:document-statistic meta:table-count="1" meta:cell-count="134" meta:object-count="0"/>
  </office:meta>
</office:document-meta>
</file>